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style:font-name="Cambria" style:font-name-asian="Cambria1" style:font-name-complex="Cambria1"/>
    </style:style>
    <style:style style:name="P2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1"/>
      <style:text-properties style:font-name="Cambria" fo:font-size="14pt" fo:font-weight="bold" style:font-name-asian="Cambria1" style:font-size-asian="14pt" style:font-weight-asian="bold" style:font-name-complex="Cambria1" style:font-size-complex="14pt"/>
    </style:style>
    <style:style style:name="P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mbria" fo:font-weight="bold" style:font-name-asian="Cambria1" style:font-weight-asian="bold" style:font-name-complex="Cambria1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mbria" fo:font-weight="bold" style:font-name-asian="Cambria1" style:font-weight-asian="bold" style:font-name-complex="Cambria1"/>
    </style:style>
    <style:style style:name="P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mbria" fo:font-weight="bold" style:font-name-asian="Cambria1" style:font-weight-asian="bold" style:font-name-complex="Cambria1"/>
    </style:style>
    <style:style style:name="P6" style:family="paragraph" style:parent-style-name="Standard" style:list-style-name="WWNum2">
      <style:paragraph-properties fo:margin-left="2.54cm" fo:margin-right="0cm" fo:text-align="justify" style:justify-single-word="false" fo:text-indent="-0.635cm" style:auto-text-indent="false"/>
      <style:text-properties style:font-name="Cambria" officeooo:rsid="000257a3" officeooo:paragraph-rsid="000257a3"/>
    </style:style>
    <style:style style:name="P7" style:family="paragraph" style:parent-style-name="Standard" style:list-style-name="WWNum2">
      <style:paragraph-properties fo:margin-left="2.54cm" fo:margin-right="0cm" fo:text-align="justify" style:justify-single-word="false" fo:text-indent="-0.635cm" style:auto-text-indent="false"/>
      <style:text-properties style:font-name="Cambria" officeooo:rsid="000320be" officeooo:paragraph-rsid="000320be"/>
    </style:style>
    <style:style style:name="T1" style:family="text">
      <style:text-properties officeooo:rsid="00032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tivos:</text:p>
      <text:list xml:id="list2657024013" text:style-name="WWNum1">
        <text:list-item>
          <text:p text:style-name="P3">geral:</text:p>
        </text:list-item>
      </text:list>
      <text:p text:style-name="P1">Analisar a eficiência em termos de processamento de requisições HTTP dos frameworks Express e Fastify, através da medição da quantidade de requisições processadas em um determinado intervalo de tempo, buscando determinar a diferença de performance entre as duas ferramentas, fornecendo informações pertinentes para desenvolvedores ou empresas na escolha da ferramenta mais adequada para o desenvolvimento de suas aplicações web baseadas em Node.js.</text:p>
      <text:p text:style-name="P4"/>
      <text:list xml:id="list180928031228579" text:continue-numbering="true" text:style-name="WWNum1">
        <text:list-item>
          <text:p text:style-name="P3">específico:</text:p>
        </text:list-item>
      </text:list>
      <text:list xml:id="list4097059546" text:style-name="WWNum2">
        <text:list-item>
          <text:p text:style-name="P6"><text:span text:style-name="T1">realizar uma pesquisa sobre </text:span>as principais <text:span text:style-name="T1">características</text:span> <text:span text:style-name="T1">e funcionalidades de cada framework, a fim de identificar quais são as principais diferenças em suas implementações que influenciam em sua capacidade de processamento de requisições HTTP.</text:span></text:p>
        </text:list-item>
        <text:list-item>
          <text:p text:style-name="P7">*</text:p>
        </text:list-item>
        <text:list-item>
          <text:p text:style-name="P7">*</text:p>
        </text:list-item>
        <text:list-item>
          <text:p text:style-name="P7">*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ambria" fo:font-family="Cambria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mbria" fo:font-family="Cambria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7T18:09:25.756056174</dc:date>
    <meta:editing-duration>PT22M24S</meta:editing-duration>
    <meta:editing-cycles>2</meta:editing-cycles>
    <meta:document-statistic meta:table-count="0" meta:image-count="0" meta:object-count="0" meta:page-count="1" meta:paragraph-count="8" meta:word-count="108" meta:character-count="731" meta:non-whitespace-character-count="637"/>
  </office:meta>
</office:document-meta>
</file>